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3pt" style:font-size-asian="13pt" style:font-size-complex="13pt"/>
    </style:style>
    <style:style style:name="P2" style:family="paragraph" style:parent-style-name="Standard">
      <style:paragraph-properties fo:text-align="justify" style:justify-single-word="false"/>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style style:name="P8" style:family="paragraph" style:parent-style-name="Standard" style:list-style-name="L6"/>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color="#000000"/>
    </style:style>
    <style:style style:name="P11" style:family="paragraph" style:parent-style-name="Standard" style:list-style-name="L7">
      <style:paragraph-properties fo:text-align="justify" style:justify-single-word="false"/>
      <style:text-properties fo:color="#000000"/>
    </style:style>
    <style:style style:name="P12" style:family="paragraph" style:parent-style-name="Standard" style:list-style-name="L8">
      <style:paragraph-properties fo:text-align="justify" style:justify-single-word="false"/>
      <style:text-properties fo:color="#000000"/>
    </style:style>
    <style:style style:name="T1" style:family="text">
      <style:text-properties fo:font-size="13pt" style:font-size-asian="13pt" style:font-size-complex="13pt"/>
    </style:style>
    <style:style style:name="T2" style:family="text">
      <style:text-properties fo:color="#800000"/>
    </style:style>
    <style:style style:name="T3" style:family="text">
      <style:text-properties fo:color="#800000" fo:font-weight="normal" style:font-weight-asian="normal" style:font-weight-complex="normal"/>
    </style:style>
    <style:style style:name="T4" style:family="text">
      <style:text-properties fo:color="#c0c0c0"/>
    </style:style>
    <style:style style:name="T5" style:family="text">
      <style:text-properties fo:color="#c0c0c0" fo:font-weight="normal" style:font-weight-asian="normal" style:font-weight-complex="normal"/>
    </style:style>
    <style:style style:name="T6" style:family="text">
      <style:text-properties fo:color="#000000"/>
    </style:style>
    <style:style style:name="T7" style:family="text">
      <style:text-properties fo:color="#000000" fo:font-weight="normal" style:font-weight-asian="normal" style:font-weight-complex="normal"/>
    </style:style>
    <style:style style:name="T8" style:family="text">
      <style:text-properties fo:color="#008000"/>
    </style:style>
    <style:style style:name="T9" style:family="text">
      <style:text-properties fo:color="#008000" fo:font-weight="normal" style:font-weight-asian="normal" style:font-weight-complex="normal"/>
    </style:style>
    <style:style style:name="T10" style:family="text">
      <style:text-properties fo:color="#800080"/>
    </style:style>
    <style:style style:name="T11" style:family="text">
      <style:text-properties fo:color="#800080" fo:font-weight="normal" style:font-weight-asian="normal" style:font-weight-complex="normal"/>
    </style:style>
    <style:style style:name="T12" style:family="text">
      <style:text-properties fo:color="#808000"/>
    </style:style>
    <style:style style:name="T13" style:family="text">
      <style:text-properties fo:color="#808000"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tage </text:p>
      <text:p text:style-name="Standard">15/20 pages</text:p>
      <text:p text:style-name="Standard"/>
      <text:p text:style-name="Standard">plan (ébauche)</text:p>
      <text:p text:style-name="Standard"/>
      <text:p text:style-name="Standard"/>
      <text:list xml:id="list104858411" text:style-name="L1">
        <text:list-item>
          <text:p text:style-name="P3">page 2 d’engagement de non plagiat</text:p>
        </text:list-item>
        <text:list-item>
          <text:p text:style-name="P3">page 3 remerciement </text:p>
        </text:list-item>
        <text:list-item>
          <text:p text:style-name="P3">page 4 sommaire </text:p>
        </text:list-item>
      </text:list>
      <text:p text:style-name="Standard"/>
      <text:p text:style-name="Standard">Intro </text:p>
      <text:p text:style-name="Standard"/>
      <text:p text:style-name="Standard">Partie I : </text:p>
      <text:p text:style-name="Standard"/>
      <text:p text:style-name="Standard">partie a : le choix du projet</text:p>
      <text:list xml:id="list685244966" text:style-name="L2">
        <text:list-item>
          <text:p text:style-name="P4">Pourquoi un stage en labo plutot qu’en labo (critique point foet/faible /rap entreprise)</text:p>
        </text:list-item>
        <text:list-item>
          <text:p text:style-name="P4">deuxieme choix et pourquoi</text:p>
        </text:list-item>
        <text:list-item>
          <text:p text:style-name="P4">Horaires</text:p>
        </text:list-item>
        <text:list-item>
          <text:p text:style-name="P4">rencontre avec le prof (date conséquence explication se que ca ns apporté)</text:p>
        </text:list-item>
      </text:list>
      <text:p text:style-name="Standard"/>
      <text:p text:style-name="Standard">partie b : Présentation du sujet</text:p>
      <text:list xml:id="list1086711343" text:style-name="L3">
        <text:list-item>
          <text:list>
            <text:list-item>
              <text:p text:style-name="P5">outils existants</text:p>
            </text:list-item>
            <text:list-item>
              <text:p text:style-name="P5">explication sujet</text:p>
            </text:list-item>
            <text:list-item>
              <text:p text:style-name="P5">ce que l'on va faire</text:p>
            </text:list-item>
          </text:list>
        </text:list-item>
      </text:list>
      <text:p text:style-name="Standard"/>
      <text:p text:style-name="Standard"/>
      <text:p text:style-name="Standard">Partie II :</text:p>
      <text:list xml:id="list1503586792" text:style-name="L4">
        <text:list-item>
          <text:list>
            <text:list-item>
              <text:p text:style-name="P6">notre projet</text:p>
            </text:list-item>
            <text:list-item>
              <text:p text:style-name="P6">principal difficulté (attention pas trop d'aspects techniques)</text:p>
            </text:list-item>
            <text:list-item>
              <text:p text:style-name="P6">langage utilisé </text:p>
            </text:list-item>
            <text:list-item>
              <text:p text:style-name="P6">explication du projet </text:p>
            </text:list-item>
            <text:list-item>
              <text:p text:style-name="P6">situation initiale / final </text:p>
            </text:list-item>
            <text:list-item>
              <text:p text:style-name="P6">regret ou amélioration</text:p>
            </text:list-item>
            <text:list-item>
              <text:p text:style-name="P6"/>
            </text:list-item>
          </text:list>
        </text:list-item>
      </text:list>
      <text:p text:style-name="Standard"/>
      <text:p text:style-name="Standard">// CONCLU </text:p>
      <text:p text:style-name="Standard">Partie III :</text:p>
      <text:list xml:id="list1389045143" text:style-name="L5">
        <text:list-item>
          <text:list>
            <text:list-item>
              <text:p text:style-name="P7">ce que le stage a apporté</text:p>
            </text:list-item>
            <text:list-item>
              <text:p text:style-name="P7">Plan de carrière futur …</text:p>
            </text:list-item>
            <text:list-item>
              <text:p text:style-name="P7">aide pour un métier ou spécialisation …</text:p>
            </text:list-item>
            <text:list-item>
              <text:p text:style-name="P7">positif / négatif …</text:p>
            </text:list-item>
          </text:list>
        </text:list-item>
      </text:list>
      <text:p text:style-name="Standard"/>
      <text:p text:style-name="Standard">Conclu + ouverture</text:p>
      <text:p text:style-name="Standard"><text:tab/></text:p>
      <text:p text:style-name="Standard"/>
      <text:p text:style-name="Standard"/>
      <text:p text:style-name="Standard"/>
      <text:p text:style-name="Standard"/>
      <text:p text:style-name="Standard"/>
      <text:p text:style-name="Standard"/>
      <text:p text:style-name="Standard"/>
      <text:p text:style-name="Standard"><text:soft-page-break/></text:p>
      <text:p text:style-name="P1">Introduction :</text:p>
      <text:p text:style-name="Standard"/>
      <text:p text:style-name="Standard"/>
      <text:p text:style-name="Standard"/>
      <text:p text:style-name="Standard"/>
      <text:p text:style-name="Standard"><text:tab/><text:span text:style-name="T1">Du 23 Avril au 27 Mai (ou 30 Mai) nous avons effectué un stage à la faculté de Sciences au département informatique sous la direction de Monsieur Vincent Barichard ainsi que de Monsieur David Genest pendant son absence. </text:span></text:p>
      <text:p text:style-name="P1"/>
      <text:p text:style-name="P1"><text:tab/>Compte tenu de la durée du stage il nous semblait plus intéressant de faire le stage au département informatique plutôt qu'en entreprise. De plus le fait que le stage se passe en binôme semblait un défi tant pour l'organisation que pour la communication.</text:p>
      <text:p text:style-name="P1"><text:tab/></text:p>
      <text:p text:style-name="P1">/*<text:tab/>Nous avons donc dû choisir six stages différents à travers une liste de sujets. Le sujet <text:s/>qui nous a été attribué fut le deuxième. Le premier portait sur le QRCode, c'est-à-dire créé une application qui a pour but de pouvoir exécuter tes taches par lecture de « code-barre » en deux dimensions. Comme par exemple appeler une personne ou encore accéder à un site internet.*/</text:p>
      <text:p text:style-name="P1"><text:tab/></text:p>
      <text:p text:style-name="P1"><text:tab/>Notre sujet de stage a donc pour but de développer un logiciel permettant de créer automatiquement un chemin sur une carte chargée préalablement. L'utilisateur est donc amené à sélectionner une carte puis à choisir un « chemin ». Une fois terminé, l'utilisateur peut exporté son tracé pour l'exploiter sur d'autres plate-formes tel qu'un GPS classique ou encore une montre.</text:p>
      <text:p text:style-name="P1"><text:tab/></text:p>
      <text:p text:style-name="P1"><text:tab/>On fut alors amené à se poser la question suivante : comment allions-nous pouvoir implémenter un <text:s/>programme QT possédant les fonctions de recherche et de créations de chemins, disposant de coordonnées GPS associées et répondant aux attentes d'un utilisateur ?</text:p>
      <text:p text:style-name="P1"><text:tab/></text:p>
      <text:p text:style-name="P1"><text:tab/>Nous allons tenter d'apporter une réponse à cette question en deux points. Tout d'abord en présentant une analyse plus approfondi du sujet ainsi que notre organisation autour de ce stage.</text:p>
      <text:p text:style-name="P1"><text:tab/>Enfin nous expliquerons les choix que nous avons été amené a faire en terme d'algorithme par l'exposer de différentes méthod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Partie I : </text:p>
      <text:p text:style-name="Standard"/>
      <text:p text:style-name="Standard">partie a : Analyse du sujet</text:p>
      <text:p text:style-name="Standard"/>
      <text:p text:style-name="Standard">Rappel du projet demandé pendant le stage :</text:p>
      <text:p text:style-name="Standard">« Il s'agit de développer un logiciel permettant</text:p>
      <text:p text:style-name="Standard">de déterminer automatiquement des chemins sur un fond de carte</text:p>
      <text:p text:style-name="Standard">donné sous forme d'image. L'utilisateur endossera le rôle d'un</text:p>
      <text:p text:style-name="Standard">randonneur voulant construire une randonnée passant par des chemins</text:p>
      <text:p text:style-name="Standard">balisés. Après s'être procuré la carte IGN de la zone géographique</text:p>
      <text:p text:style-name="Standard">de la région de sa randonnée, il utilise le logiciel qui tracera</text:p>
      <text:p text:style-name="Standard">une route sur les chemins balisés qu'il a sélectionné sur la carte.</text:p>
      <text:p text:style-name="Standard">Le résultat sera exporté au format GPX, format libre et exploitable par</text:p>
      <text:p text:style-name="Standard">un grand nombre de GPS et logiciels de cartographie.</text:p>
      <text:p text:style-name="Standard">»</text:p>
      <text:p text:style-name="Standard"/>
      <text:p text:style-name="Standard">Organisation :</text:p>
      <text:p text:style-name="Standard">Nous avons mis en place dans un premier temps un répertoire commun GIT, dans le but d'échanger nos fichiers plus rapidement. En effet, les conflits entre les versions étant gérés par Git automatiquement, nous avons pu travailler indépendamment sur le code. <text:s/></text:p>
      <text:p text:style-name="Standard">Nous avons choisi Github pour héberger nos fichiers (consultable sur le lien suivant: <text:a xlink:type="simple" xlink:href="https://github.com/kirby49/stage_2012">https://github.com/kirby49/stage_2012</text:a>) pour son interface avec la possibilité de lire les fichiers directement en ligne. </text:p>
      <text:p text:style-name="Standard"/>
      <text:p text:style-name="Standard"/>
      <text:p text:style-name="Standard">Le projet de développement utilise le langage QT :</text:p>
      <text:p text:style-name="Standard">Nous avons choisi de programmer sous QtCreator le projet que nous nommerons « création de chemins avec coordonnées GPS de la mort ».</text:p>
      <text:p text:style-name="Standard"/>
      <text:p text:style-name="Standard">Grands axes du projet :</text:p>
      <text:p text:style-name="Standard">Le programme différencie la partie interface du logiciel, les algorithmes de tracé de chemins et les algorithmes pour l'export en format GPX du tracé.</text:p>
      <text:p text:style-name="Standard">L'interface logiciel :</text:p>
      <text:list xml:id="list1742342487" text:style-name="L6">
        <text:list-item>
          <text:list>
            <text:list-item>
              <text:p text:style-name="P8">Qfenetre</text:p>
            </text:list-item>
            <text:list-item>
              <text:p text:style-name="P8">Qlayout</text:p>
            </text:list-item>
            <text:list-item>
              <text:p text:style-name="P8">Qimage</text:p>
            </text:list-item>
            <text:list-item>
              <text:p text:style-name="P8">Qboutton</text:p>
            </text:list-item>
            <text:list-item>
              <text:p text:style-name="P8">Qbar</text:p>
            </text:list-item>
          </text:list>
        </text:list-item>
      </text:list>
      <text:p text:style-name="Standard"/>
      <text:p text:style-name="Standard">Algorithme de comparaison de couleurs :</text:p>
      <text:p text:style-name="Standard"><text:tab/>Pour vérifier si 2 couleurs sont identiques, on compare les 3 couleurs primaires (Red, green,blue). On additionne la différence de chaque éléments et au delà d'un seuils on considère que les couleurs sont différentes.</text:p>
      <text:p text:style-name="Standard"/>
      <text:p text:style-name="Standard"/>
      <text:p text:style-name="Standard">Algorithme de tracé de chemin :</text:p>
      <text:p text:style-name="Standard"><text:tab/>Le tracé d'un chemin sur la carte fonctionne de la façon suivante :</text:p>
      <text:p text:style-name="Standard">Dans un premier temps l'utilisateur clique sur le point de départ et fait un appuie long pour relâcher la souris dans la direction du trajet souhaité. Le clique permet également de donner la couleur de référence pour la construction du chemin suivi. Le chemin se construit en recherchant, en fonction de la direction, la zone qui comporte le plus de points correspondants à la couleur de référence. <text:s/></text:p>
      <text:p text:style-name="Standard"/>
      <text:p text:style-name="Standard"><text:soft-page-break/></text:p>
      <text:p text:style-name="Standard"/>
      <text:p text:style-name="Standard"/>
      <text:p text:style-name="Standard">Algorithme de coordonnées GPS :</text:p>
      <text:p text:style-name="Standard"><text:tab/></text:p>
      <text:p text:style-name="Standard"/>
      <text:list xml:id="list1432435610" text:continue-list="list685244966" text:style-name="L2">
        <text:list-header>
          <text:p text:style-name="P4"/>
          <text:p text:style-name="P4">zoom</text:p>
        </text:list-header>
        <text:list-item>
          <text:p text:style-name="P4">wiget</text:p>
        </text:list-item>
        <text:list-item>
          <text:p text:style-name="P4">gps</text:p>
        </text:list-item>
        <text:list-item>
          <text:p text:style-name="P4">confort d'utilisation</text:p>
        </text:list-item>
      </text:list>
      <text:p text:style-name="Standard"/>
      <text:p text:style-name="Standard">Partie 2 :</text:p>
      <text:p text:style-name="Standard"/>
      <text:p text:style-name="P2"><text:tab/><text:span text:style-name="T6">Dans cette première sous partie nous allons traiter des choix que nous avons fait en terme d'ergonomie ainsi que de gestion de notre fenêtre.</text:span></text:p>
      <text:p text:style-name="P10"><text:tab/>Le point de départ du stage fut la fenêtre, nous l'avons implémenté sous forme de classe héritant de « QMainWindow » qui la classe servant à implémenter les fenêtres principales. Nous avons donc doté notre classe d'un constructeur qui créer notre logiciel, ainsi que de plusieurs « slots ». Un « slot » en langage Qt est une fonction qui <text:s/>est appelée quand s'est produit un événement, celui-ci est relié à un signal au travers d'une méthode « connect() ». Le déroulement d'une méthode « connect() » est la suivante : un événement se produit par l'envoie d'un « emit » du par un clique ou encore une sélection, le slot est appelé et s'exécute. </text:p>
      <text:p text:style-name="P10"><text:tab/>Au niveau de l'organisation de notre fenêtre nous avons décidé de la découper en quatre partie.</text:p>
      <text:p text:style-name="P2"><text:span text:style-name="T6">La première est dédié à la barre de menu</text:span> (<text:span text:style-name="T10">QMenu</text:span><text:span text:style-name="T4"> </text:span><text:span text:style-name="T6">*</text:span><text:span text:style-name="T2">menuFichier</text:span><text:span text:style-name="T4"> </text:span><text:span text:style-name="T6">=</text:span><text:span text:style-name="T4"> </text:span>menuBar<text:span text:style-name="T6">()-&gt;</text:span>addMenu<text:span text:style-name="T6">(</text:span><text:span text:style-name="T8">"&amp;Fichier"</text:span><text:span text:style-name="T6">);</text:span>) <text:span text:style-name="T6">où l'on retrouve trois onglets : Fichier, Edition, et Affichage. </text:span></text:p>
      <text:p text:style-name="P2"><text:tab/><text:span text:style-name="T6">Fichier comporte cinq QAction (Un QAction représente interaction avec l'utilisateur permettant l’envoie d'un événement) :</text:span></text:p>
      <text:list xml:id="list1277250923" text:style-name="L7">
        <text:list-item>
          <text:list>
            <text:list-item>
              <text:p text:style-name="P11">Ouvrir, pour la sélection de l'image qui va servir de base pour la création du chemin. Le raccourci clavier « ctrl+O » est-utilisé.</text:p>
            </text:list-item>
            <text:list-item>
              <text:p text:style-name="P11">Charger, qui permet de charger un projet qui a déjà été enregistrer. Le chemin est automatiquement recréé et les coordonnées GPS, s'il y en a, sont de nouveau replacées ainsi que les icônes. Le raccourci clavier « ctrl+C » est-utilisé.</text:p>
            </text:list-item>
            <text:list-item>
              <text:p text:style-name="P11">Sauvegarder le projet sous, cette action est grisé de base puisqu'il n'y a rien à enregistrer. Elle s'active quand une image est chargée ou encore un projet. Elle permet donc de pouvoir enregistrer un projet à l'emplacement que l'on souhaite le point de départ étant la racine. </text:p>
            </text:list-item>
            <text:list-item>
              <text:p text:style-name="P11">Sauvegarder le projet, permet de sauvegarder les modifications apportées depuis la dernière sauvegarde. Le raccourci clavier « ctrl+S » est-utilisé.</text:p>
            </text:list-item>
            <text:list-item>
              <text:p text:style-name="P11">Quitter, permet de quitter le programme. Le raccourci clavier « ctrl+Q» est-utilisé.</text:p>
            </text:list-item>
          </text:list>
        </text:list-item>
      </text:list>
      <text:p text:style-name="P10"><text:tab/>Edition possède une action, celle de pouvoir exporter le projet au format GPX sachant que cette fonction n'est possible que dans le cas où l'utilisateur à déjà entré des coordonnées et dessiné un chemin. Le raccourci est « ctrl+E ».</text:p>
      <text:p text:style-name="P10"><text:tab/>Affichage, quand à lui, en possède trois :</text:p>
      <text:list xml:id="list742874139" text:style-name="L8">
        <text:list-item>
          <text:list>
            <text:list-item>
              <text:p text:style-name="P12">Zoom avant, permet de faire un zoom sur l'image à l'endroit où le clic à été enregistrer. Le zoom est de 1,25 avec comme raccourcie « ctrl+W »</text:p>
            </text:list-item>
            <text:list-item>
              <text:p text:style-name="P12">Zoom arrière, de même mais le zoom à une valeur de 0,8 et comme raccourci clavier « ctrl+alt+W »</text:p>
            </text:list-item>
            <text:list-item>
              <text:p text:style-name="P12">Afficher le gestionnaire GPS, qui permet d'afficher la zone dédié à l'édition des coordonnées. Son raccourcie clavier est « ctrl+D.</text:p>
            </text:list-item>
          </text:list>
        </text:list-item>
      </text:list>
      <text:p text:style-name="P10">Ces trois zones sont grisées du moment où il n'y a pas de d'image ou de projet chargé.</text:p>
      <text:p text:style-name="P2"><text:soft-page-break/><text:span text:style-name="T7">La fenêtre possède également une barre d'outil (QToolBar *toolbar = addToolBar("Barre d'outils");) reprenant des QAction, présentées ci-dessus, comme « Ouvrir un projet », « Sauvegarder un projet », les deux types de zoom et le « Gestionnaire GPS », mais aussi fermer le projet et une zone où apparaît la couleur sélectionnée par le clique gauche de la souris (zone blanche par défaut). Les différentes actions sont représentées par des icônes et sont séparées les une des autres de façon à ce que plus lisible. Toutes les actions de ce widget sont reliés par des connect()</text:span> (<text:span text:style-name="T10">QObject</text:span><text:span text:style-name="T6">::</text:span>connect<text:span text:style-name="T6">(quitter,</text:span><text:span text:style-name="T4"> </text:span><text:span text:style-name="T12">SIGNAL</text:span><text:span text:style-name="T6">(</text:span>triggered<text:span text:style-name="T6">()),</text:span><text:span text:style-name="T4"> </text:span>qApp<text:span text:style-name="T6">,</text:span><text:span text:style-name="T4"> </text:span><text:span text:style-name="T12">SLOT</text:span><text:span text:style-name="T6">(</text:span>quit<text:span text:style-name="T6">()));), </text:span><text:span text:style-name="T7">ils sont également tous grisés au lancement dans la fenêtre sauf l'icône « Ouvrir ».</text:span></text:p>
      <text:p text:style-name="P2"><text:span text:style-name="T7">La troisième zone est un QdockWidget (</text:span><text:span text:style-name="T11">QDockWidget</text:span><text:span text:style-name="T5"> </text:span><text:span text:style-name="T7">*</text:span><text:span text:style-name="T5"> </text:span><text:span text:style-name="T3">dock</text:span><text:span text:style-name="T7"> =</text:span><text:span text:style-name="T5"> </text:span><text:span text:style-name="T13">new</text:span><text:span text:style-name="T5"> </text:span><text:span text:style-name="T11">QDockWidget</text:span><text:span text:style-name="T7">(trUtf8(</text:span><text:span text:style-name="T9">"Gestion</text:span><text:span text:style-name="T5"> </text:span><text:span text:style-name="T9">des</text:span><text:span text:style-name="T5"> </text:span><text:span text:style-name="T9">coordonnées</text:span><text:span text:style-name="T5"> </text:span><text:span text:style-name="T9">:"</text:span><text:span text:style-name="T7">),</text:span><text:span text:style-name="T5"> </text:span><text:span text:style-name="T13">this</text:span><text:span text:style-name="T7">);) . Cette zone est utilisé uniquement pour la gestion GPS, elle est elle même divisée en trois partie. La première pour la saisie des coordonnées en décimales en deux parties pour les deux points. Les points sont divisés entre latitude(de <text:s/>(-90,0000 à +90,0000) et longitude (allant de -180,0000 à +180,0000). La deuxième est dédiée aux coordonnées en format sexagésimales ou degrés minutes secondes divisées en trois zones d'édition correspondant à ce format, toujours divisé entre latitude et longitude. Les deux zones possèdent deux boutons valider, vérifiant avant d'envoyer les données que toutes les zones sont non vide. <text:s/>La dernière zone possède également deux boutons, un pour l'export des données au format .gpx <text:s/>(toujours grisé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Mangal1" svg:font-family="Mangal"/>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2T20:51:50.11</meta:creation-date>
    <dc:date>2012-05-24T22:06:05</dc:date>
    <meta:editing-duration>PT7H6M1S</meta:editing-duration>
    <meta:editing-cycles>22</meta:editing-cycles>
    <meta:generator>LibreOffice/3.4$Linux LibreOffice_project/340m1$Build-502</meta:generator>
    <dc:creator>Quentin </dc:creator>
    <meta:document-statistic meta:table-count="0" meta:image-count="0" meta:object-count="0" meta:page-count="5" meta:paragraph-count="100" meta:word-count="1563" meta:character-count="9324" meta:non-whitespace-character-count="7847"/>
  </office:meta>
</office:document-meta>
</file>